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2pt" fo:language="fr" fo:country="FR" fo:font-style="italic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Calibri1" fo:font-size="10pt" fo:language="fr" fo:country="FR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P9" style:family="paragraph" style:parent-style-name="Standard" style:master-page-name="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style:page-number="auto" fo:background-color="transparent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7856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258913"/>
    </style:style>
    <style:style style:name="P14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officeooo:paragraph-rsid="00242287"/>
    </style:style>
    <style:style style:name="P15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officeooo:rsid="00258913" officeooo:paragraph-rsid="00258913"/>
    </style:style>
    <style:style style:name="T1" style:family="text">
      <style:text-properties style:use-window-font-color="true" style:font-name="Calibri1" fo:font-size="9pt" fo:language="fr" fo:country="FR" fo:font-weight="normal" officeooo:rsid="001a7856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style="italic" fo:font-weight="normal" officeooo:rsid="0017deff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9pt" fo:language="fr" fo:country="FR" fo:font-style="italic" fo:font-weight="normal" officeooo:rsid="001c0f30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9pt" fo:language="fr" fo:country="FR" fo:font-style="italic" fo:font-weight="normal" officeooo:rsid="00213b3f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9pt" fo:language="fr" fo:country="FR" fo:font-style="italic" fo:font-weight="normal" officeooo:rsid="00242287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9pt" fo:language="fr" fo:country="FR" fo:font-weight="bold" fo:background-color="transparent" loext:char-shading-value="0" style:font-name-asian="Calibri1" style:font-size-asian="7.84999990463257pt" style:font-name-complex="Calibri1" style:font-size-complex="9pt"/>
    </style:style>
    <style:style style:name="T8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242287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8pt" fo:language="fr" fo:country="FR" fo:font-weight="normal" officeooo:rsid="00242287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8pt" fo:language="fr" fo:country="FR" fo:font-weight="normal" officeooo:rsid="00258913" fo:background-color="transparent" loext:char-shading-value="0" style:font-name-asian="Calibri1" style:font-name-complex="Calibri1"/>
    </style:style>
    <style:style style:name="T14" style:family="text">
      <style:text-properties style:use-window-font-color="true" style:font-name="Calibri1" fo:font-size="8pt" fo:language="fr" fo:country="FR" fo:font-weight="normal" officeooo:rsid="0026cadc" fo:background-color="transparent" loext:char-shading-value="0" style:font-name-asian="Calibri1" style:font-name-complex="Calibri1"/>
    </style:style>
    <style:style style:name="T15" style:family="text">
      <style:text-properties style:use-window-font-color="true" style:font-name="Calibri1" fo:font-size="8pt" fo:language="fr" fo:country="FR" fo:font-weight="normal" officeooo:rsid="00258913" fo:background-color="transparent" loext:char-shading-value="0" style:font-name-asian="Calibri1" style:font-size-asian="7.84999990463257pt" style:font-name-complex="Calibri1" style:font-size-complex="9pt"/>
    </style:style>
    <style:style style:name="T16" style:family="text">
      <style:text-properties style:use-window-font-color="true" style:font-name="Calibri1" fo:font-size="8pt" fo:language="fr" fo:country="FR" fo:font-weight="normal" officeooo:rsid="0026cadc" fo:background-color="transparent" loext:char-shading-value="0" style:font-name-asian="Calibri1" style:font-size-asian="7.84999990463257pt" style:font-name-complex="Calibri1" style:font-size-complex="9pt"/>
    </style:style>
    <style:style style:name="T17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size-asian="8pt" style:font-name-complex="Calibri1" style:font-size-complex="8pt"/>
    </style:style>
    <style:style style:name="T18" style:family="text">
      <style:text-properties style:use-window-font-color="true" style:font-name="Calibri1" fo:font-size="8pt" fo:language="fr" fo:country="FR" fo:font-weight="normal" officeooo:rsid="00242287" fo:background-color="transparent" loext:char-shading-value="0" style:font-name-asian="Calibri1" style:font-size-asian="8pt" style:font-name-complex="Calibri1" style:font-size-complex="8pt"/>
    </style:style>
    <style:style style:name="T19" style:family="text">
      <style:text-properties style:use-window-font-color="true" style:font-name="Calibri1" fo:font-size="8pt" fo:language="fr" fo:country="FR" fo:font-weight="normal" officeooo:rsid="001c0f30" fo:background-color="transparent" loext:char-shading-value="0" style:font-name-asian="Calibri1" style:font-size-asian="8pt" style:font-name-complex="Calibri1" style:font-size-complex="8pt"/>
    </style:style>
    <style:style style:name="T20" style:family="text">
      <style:text-properties style:use-window-font-color="true" style:font-name="Calibri1" fo:font-size="8pt" fo:language="fr" fo:country="FR" fo:font-weight="normal" officeooo:rsid="00258913" fo:background-color="transparent" loext:char-shading-value="0" style:font-name-asian="Calibri1" style:font-size-asian="8pt" style:font-name-complex="Calibri1" style:font-size-complex="8pt"/>
    </style:style>
    <style:style style:name="T21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22" style:family="text">
      <style:text-properties style:use-window-font-color="true" style:font-name="Calibri1" fo:font-size="8pt" fo:language="fr" fo:country="FR" fo:font-weight="bold" officeooo:rsid="001c0f30" fo:background-color="transparent" loext:char-shading-value="0" style:font-name-asian="Calibri1" style:font-name-complex="Calibri1"/>
    </style:style>
    <style:style style:name="T23" style:family="text">
      <style:text-properties officeooo:rsid="0020d074"/>
    </style:style>
    <style:style style:name="T24" style:family="text">
      <style:text-properties officeooo:rsid="002422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2">Rapport de réunion n°<text:span text:style-name="T24">3</text:span></text:p>
      <text:p text:style-name="P2"/>
      <text:p text:style-name="P7"><text:span text:style-name="T8"><text:tab/></text:span><text:span text:style-name="T2">Date de la réunion : </text:span><text:span text:style-name="T6">12</text:span><text:span text:style-name="T3">/</text:span><text:span text:style-name="T4">02</text:span><text:span text:style-name="T2">/202</text:span><text:span text:style-name="T4">1</text:span></text:p>
      <text:p text:style-name="P7"><text:span text:style-name="T2"><text:tab/>Date de la prochaine réunion : </text:span><text:span text:style-name="T5">1</text:span><text:span text:style-name="T6">9</text:span><text:span text:style-name="T3">/</text:span><text:span text:style-name="T4">0</text:span><text:span text:style-name="T3">2</text:span><text:span text:style-name="T2">/202</text:span><text:span text:style-name="T4">1</text:span></text:p>
      <text:p text:style-name="P3"/>
      <text:p text:style-name="P6"><text:span text:style-name="T9">Ordre du jour : </text:span><text:span text:style-name="T10">Rapport méthode de Génération</text:span></text:p>
      <text:p text:style-name="P4"/>
      <text:p text:style-name="P7"><text:span text:style-name="T21">1. Ce que l</text:span><text:span text:style-name="T22">e stagiaire a</text:span><text:span text:style-name="T21"> dit</text:span></text:p>
      <text:p text:style-name="P9"><text:span text:style-name="T1"><text:tab/></text:span><text:span text:style-name="T18">Nous avons appris le fonctionnement, le rôle, les limites et les solutions apportées par les auto-encoder. Nous avons </text:span><text:span text:style-name="T20">présenté</text:span><text:span text:style-name="T18"> le comportement </text:span><text:span text:style-name="T20">général</text:span><text:span text:style-name="T18">, les </text:span><text:span text:style-name="T20">différentes</text:span><text:span text:style-name="T18"> catégories d’auto-encoder ainsi que les </text:span><text:span text:style-name="T20">problèmes</text:span><text:span text:style-name="T18"> </text:span><text:span text:style-name="T20">auxquels</text:span><text:span text:style-name="T18"> </text:span><text:span text:style-name="T20">celles-ci</text:span><text:span text:style-name="T18"> répondent. Il n’y a pas grand-chose à rajouter dans notre étude</text:span></text:p>
      <text:p text:style-name="P14"><text:span text:style-name="T19"><text:tab/></text:span><text:span text:style-name="T18">Nous avons appris le fonctionnement, le rôle, les limites et les solutions apportées par les GAN. Nous avons </text:span><text:span text:style-name="T20">présenté</text:span><text:span text:style-name="T18"> le comportement général, les </text:span><text:span text:style-name="T20">différentes</text:span><text:span text:style-name="T18"> catégories de GAN ainsi que les </text:span><text:span text:style-name="T20">problèmes</text:span><text:span text:style-name="T18"> </text:span><text:span text:style-name="T20">auxquels</text:span><text:span text:style-name="T18"> </text:span><text:span text:style-name="T20">celles-ci</text:span><text:span text:style-name="T18"> répondent.</text:span><text:span text:style-name="T20"> Nous</text:span><text:span text:style-name="T18"> n’avons pas eu le </text:span><text:span text:style-name="T20">temps</text:span><text:span text:style-name="T18"> de répondre à toutes les problématiques.</text:span></text:p>
      <text:p text:style-name="P14"><text:span text:style-name="T18"><text:tab/></text:span><text:span text:style-name="T20">Nous avons relevé des difficultés à rester concentré sur un sujet, souvent l’étude de document nous renvoyait à d’autres documents qui nous renvoyaient ver d’autres document etc.</text:span></text:p>
      <text:p text:style-name="P15"><text:span text:style-name="T20">N</text:span><text:span text:style-name="T17">ous n’avons pas fini l’étude des GAN en partie pour ça.</text:span></text:p>
      <text:p text:style-name="P7"><text:span text:style-name="T21">2. Ce que les </text:span><text:span text:style-name="T22">encadrants</text:span><text:span text:style-name="T21"> ont ajoutés</text:span></text:p>
      <text:p text:style-name="P11"><text:span text:style-name="T11"><text:tab/><text:tab/></text:span><text:span text:style-name="T13">L’étude</text:span><text:span text:style-name="T12"> sur les auto encoder est intéressante mais celle sur les GAN mériterait </text:span><text:span text:style-name="T13">d’être</text:span><text:span text:style-name="T12"> <text:tab/>approfondi</text:span><text:span text:style-name="T14">e</text:span><text:span text:style-name="T12">.</text:span></text:p>
      <text:p text:style-name="P11"><text:span text:style-name="T12"><text:tab/><text:tab/></text:span><text:span text:style-name="T13">Même</text:span><text:span text:style-name="T12"> si c’est </text:span><text:span text:style-name="T13">intéressant il ne faut pas oublier que nous souhaitons faire de la génération <text:tab/>de trafic réseau et qu’il est important de recentrer nos recherches sur nos objectifs.</text:span></text:p>
      <text:p text:style-name="P13"><text:span text:style-name="T13"><text:tab/><text:tab/>Les B-VAE semblent assez intéressants pour la génération de trafic réseaux, peut être <text:tab/>devrions nous commencer par cette méthode</text:span></text:p>
      <text:p text:style-name="P13"><text:span text:style-name="T13"><text:tab/><text:tab/>Il faut commencer à voir ce qui ce fait dans notre domaine de génération de </text:span><text:span text:style-name="T14">données</text:span><text:span text:style-name="T13">, pour <text:tab/>pouvoir établir <text:s/>nos objectifs.</text:span></text:p>
      <text:p text:style-name="P5">3. Ce <text:span text:style-name="T23">qu’</text:span>il faut faire pour la prochaine séance</text:p>
      <text:p text:style-name="P8"><text:span text:style-name="T7"><text:tab/><text:tab/></text:span><text:span text:style-name="T15">Terminer </text:span><text:span text:style-name="T16">l’étude</text:span><text:span text:style-name="T15"> des GAN</text:span></text:p>
      <text:p text:style-name="P8"><text:span text:style-name="T15"><text:tab/><text:tab/>Lire et dresser un compte rendus de </text:span><text:span text:style-name="T16">l’état</text:span><text:span text:style-name="T15"> de l’art sur la génération de trafic réseau</text:span></text:p>
      <text:p text:style-name="P8"><text:span text:style-name="T15"><text:tab/><text:tab/>Commencer à voir les études de génération réseaux qui s’appuient sur nos dataset (utiliser <text:tab/>la fonction de <text:s/>recherche de citation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2T20:20:18.915231745</dc:date>
    <meta:editing-duration>PT44M2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1" meta:paragraph-count="19" meta:word-count="302" meta:character-count="1885" meta:non-whitespace-character-count="1576"/>
  </office:meta>
</office:document-meta>
</file>